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Turkstat Agricultue : turkstat_agri_1</text:p>
      <text:p text:style-name="P3"/>
      <text:p text:style-name="Standard"/>
      <text:p text:style-name="P4">Land Use:</text:p>
      <text:p text:style-name="Standard">"Alan kullanımı <text:s/>: Toplam işlenen tarım alanı (hektar)", ## Double count</text:p>
      <text:p text:style-name="Standard">"Alan kullanımı <text:s/>: İşlenen tarım alanı / Ekilen (hektar)", <text:s/>## minus Sebze</text:p>
      <text:p text:style-name="Standard">"Alan kullanımı <text:s/>: İşlenen tarım alanı / Nadas (hektar)",</text:p>
      <text:p text:style-name="Standard">"Alan kullanımı <text:s/>: İşlenen tarım alanı / Sebze (hektar)", <text:s/></text:p>
      <text:p text:style-name="Standard">"Alan kullanımı <text:s/>: Toplam uzun ömürlü bitkilerin alanı (hektar)", ## unkown</text:p>
      <text:p text:style-name="Standard">"Niteliklerine göre örtü altı tarım alanları (dekar) : Toplam",</text:p>
      <text:p text:style-name="Standard"/>
      <text:p text:style-name="Standard">"Tahıllar ve diğer bitkisel ürünlerin hasat edilen alanı (hektar) : Toplam",</text:p>
      <text:p text:style-name="Standard">"Tahıllar ve diğer bitkisel ürünlerin hasat edilen alanı (hektar) : Patates, kuru baklagiller, yenilebilir kök ve yumrular",</text:p>
      <text:p text:style-name="Standard">"Tahıllar ve diğer bitkisel ürünlerin hasat edilen alanı (hektar) : Saman ve ot (yem bitkileri)",</text:p>
      <text:p text:style-name="Standard"/>
      <text:p text:style-name="Standard">"Tahıllar ve diğer bitkisel ürünlerin hasat edilen alanı (hektar) : Tahıllar",</text:p>
      <text:p text:style-name="Standard">"Tahıllar ve diğer bitkisel ürünlerin hasat edilen alanı (hektar) : Yağlı tohumlar",</text:p>
      <text:p text:style-name="Standard"/>
      <text:p text:style-name="Standard"/>
      <text:p text:style-name="P5">Market</text:p>
      <text:p text:style-name="Standard">"Tahıllar ve diğer bitkisel ürünlerin üretim miktarı (ton) : Toplam",</text:p>
      <text:p text:style-name="Standard">"Tahıllar ve diğer bitkisel ürünlerin üretim miktarı (ton) : Patates, kuru baklagiller, yenilebilir kök ve yumrular",</text:p>
      <text:p text:style-name="Standard">"Tahıllar ve diğer bitkisel ürünlerin üretim miktarı (ton) : Saman ve ot (yem bitkileri)",</text:p>
      <text:p text:style-name="Standard">"Tahıllar ve diğer bitkisel ürünlerin üretim miktarı (ton) : Tahıllar",</text:p>
      <text:p text:style-name="Standard">"Tahıllar ve diğer bitkisel ürünlerin üretim miktarı (ton) : Yağlı tohumlar",</text:p>
      <text:p text:style-name="Standard"/>
      <text:p text:style-name="Standard">"Tarımsal üretim değeri <text:s/>: Bitkisel üretim değeri <text:s/>(1000 TL)",</text:p>
      <text:p text:style-name="Standard">"Tarımsal üretim değeri <text:s/>: Canlı hayvanlar değeri (1000 TL)",</text:p>
      <text:p text:style-name="Standard">"Tarımsal üretim değeri <text:s/>: Hayvansal ürünler değeri (1000 TL)",</text:p>
      <text:p text:style-name="Standard">"Tarımsal üretim değeri <text:s/>: Kişi başına bitkisel üretim değeri (TL)"<text:s/>## Double count</text:p>
      <text:p text:style-name="Standard"/>
      <text:p text:style-name="Standard"/>
      <text:p text:style-name="Standard"/>
      <text:p text:style-name="P6">Machinery</text:p>
      <text:p text:style-name="Standard">"Tarımsal alet ve makineler : Pulluk",</text:p>
      <text:p text:style-name="Standard">"Tarımsal alet ve makineler : Ekim makinesi",</text:p>
      <text:p text:style-name="Standard">"Tarımsal alet ve makineler : Gübre dağıtma makinesi",</text:p>
      <text:p text:style-name="Standard">"Tarımsal alet ve makineler : Su pompası",</text:p>
      <text:p text:style-name="Standard">"Tarımsal alet ve makineler : Biçerdöver",</text:p>
      <text:p text:style-name="Standard">"Tarımsal alet ve makineler : Traktör",</text:p>
      <text:p text:style-name="Standard">"Tarımsal alet ve makineler : Sabit süt sağım tesisi",</text:p>
      <text:p text:style-name="Standard">"Tarımsal alet ve makineler : Seyyar süt sağım makinesi",</text:p>
      <text:p text:style-name="Standard"/>
      <text:p text:style-name="Standard"/>
      <text:p text:style-name="P7">Ecology</text:p>
      <text:p text:style-name="Standard">"Organik bitkisel üretim (geçiş süreci dahil) : Üretim <text:s/>(Ton)",</text:p>
      <text:p text:style-name="Standard">"Organik bitkisel üretim (geçiş süreci dahil) : Üretim alanı (Hektar)",</text:p>
      <text:p text:style-name="Standard"/>
      <text:p text:style-name="Standard"/>
      <text:p text:style-name="Standard"/>
      <text:p text:style-name="P8">Turkstat Population: turkstat_adkns</text:p>
      <text:p text:style-name="Standard"/>
      <text:p text:style-name="P9">Demography</text:p>
      <text:p text:style-name="Standard">"Adrese Dayalı Nüfus Kayıt Sistemine göre yaş grubu ve cinsiyete göre nüfus : Toplam"</text:p>
      <text:p text:style-name="Standard"/>
      <text:p text:style-name="Standard"/>
      <text:p text:style-name="P10">Turkstat Water and Waste : turkstat_water_waste</text:p>
      <text:p text:style-name="Standard"/>
      <text:p text:style-name="P11">Ecology</text:p>
      <text:p text:style-name="Standard">"Belediye atıksu istatistikleri : Belediyelerde kişi başı günlük atıksu miktarı (litre/kişi-gün)",<text:s/>## Double count</text:p>
      <text:p text:style-name="Standard">"Belediye atıksu istatistikleri : Belediyelerde kanalizasyon şebekesinden deşarj edilen atıksu miktarı (1000 metreküp/yıl)",</text:p>
      <text:p text:style-name="Standard"/>
      <text:p text:style-name="Standard">"İçme ve kullanma suyu şebekesi ve arıtma tesisleri : Toplam çekilen su miktarı (1000 m3/yıl)",</text:p>
      <text:p text:style-name="Standard"/>
      <text:p text:style-name="Standard">"Belediye atık istatistikleri : Atık hizmeti verilen nüfusun belediye nüfusu içinde oranı (%)",</text:p>
      <text:p text:style-name="Standard">"Belediye atık istatistikleri : Toplanan atık miktarı (1000 ton)",</text:p>
      <text:p text:style-name="Standard">"Belediye atık istatistikleri : Kişi başı ortalama belediye atık miktarı (kg/kişi-gün)"<text:s/>## Double count</text:p>
      <text:p text:style-name="Standard"/>
      <text:p text:style-name="Standard"/>
      <text:p text:style-name="P12">Turkstat Health:</text:p>
      <text:p text:style-name="P13"/>
      <text:p text:style-name="P14">Rural Development</text:p>
      <text:p text:style-name="Standard">"Sağlık personeli sayısı : Toplam Hekim"</text:p>
      <text:p text:style-name="Standard"/>
      <text:p text:style-name="P15">TOB_fertilizer_city :</text:p>
      <text:p text:style-name="P16"/>
      <text:p text:style-name="Standard"><text:span text:style-name="T17">Costs</text:span></text:p>
      <text:p text:style-name="Standard"><text:s/>"TOPLAM BİTKİ BESİN MADDESİ <text:s/>(TON"</text:p>
      <text:p text:style-name="Standard"/>
      <text:p text:style-name="P18">turkstat_migration:</text:p>
      <text:p text:style-name="P19"/>
      <text:p text:style-name="P20">Demography</text:p>
      <text:p text:style-name="Standard">"Adrese Dayalı Nüfus Kayıt Sistemine (ADNKS) göre illerin aldığı göç, verdiği göç, net göç ve net göç hızı : Net Göç Hızı (Binde)"</text:p>
      <text:p text:style-name="Standard"/>
      <text:p text:style-name="Standard"/>
      <text:p text:style-name="Standard"/>
      <text:p text:style-name="P21">Discarded:</text:p>
      <text:p text:style-name="P22"/>
      <text:p text:style-name="Standard"/>
      <text:p text:style-name="Standard">"Organik bitkisel üretim (geçiş süreci dahil) : Çiftçi sayısı",</text:p>
      <text:p text:style-name="Standard">"SDG 6.4.1. Irrigated Agriculture Water Use Efficiency",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3Char" style:display-name="Heading 3 Char" style:family="text" style:parent-style-name="DefaultParagraphFont">
      <style:text-properties style:font-name="Aptos Display" style:font-name-asian="Times New Roman" style:font-name-complex="Mangal" fo:color="#0A2F40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ORHAN AKPINAR</dc:creator>
    <meta:creation-date>2025-02-19T10:25:00Z</meta:creation-date>
    <dc:date>2025-02-26T07:50:00Z</dc:date>
    <meta:template xlink:href="Normal" xlink:type="simple"/>
    <meta:editing-cycles>11</meta:editing-cycles>
    <meta:editing-duration>PT331800S</meta:editing-duration>
    <meta:document-statistic meta:page-count="2" meta:paragraph-count="6" meta:word-count="510" meta:character-count="3415" meta:row-count="24" meta:non-whitespace-character-count="2911"/>
  </office:meta>
</office:document-meta>
</file>